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1">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5"/>
    <style:style style:name="P93" style:family="paragraph" style:parent-style-name="Standard" style:list-style-name="L84">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3">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3.7.6</text:p>
      <text:list xml:id="list1607670689859359637" text:style-name="L85">
        <text:list-item>
          <text:p text:style-name="P92">changed the way QMainWindow and Qapplication were referenced to accommodate the latest Anaconda version, which has reorganized where those modules are stored. </text:p>
          <text:p text:style-name="P92">This was causing a fatal startup error.<text:line-break/> </text:p>
        </text:list-item>
      </text:list>
      <text:p text:style-name="Standard">version 3.7.5</text:p>
      <text:list xml:id="list4124517274806350355" text:style-name="L1">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350807926997790982" text:style-name="L2">
        <text:list-item>
          <text:p text:style-name="P10">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4258404384501035100" text:style-name="L3">
        <text:list-item>
          <text:p text:style-name="P11">adds code line needed by any Mac users that are running Big Sur<text:line-break/></text:p>
        </text:list-item>
      </text:list>
      <text:p text:style-name="Standard">version 3.7.2</text:p>
      <text:list xml:id="list4593351695222735094" text:style-name="L4">
        <text:list-item>
          <text:p text:style-name="P12">fixes bug that caused all analysis attempts to 'stall'</text:p>
        </text:list-item>
      </text:list>
      <text:p text:style-name="Standard"/>
      <text:p text:style-name="Standard">version 3.7.1</text:p>
      <text:list xml:id="list3270057848057960956" text:style-name="L5">
        <text:list-item>
          <text:p text:style-name="P13">fixed a bug in the r limb angle entry<text:line-break/></text:p>
        </text:list-item>
      </text:list>
      <text:p text:style-name="Standard">version 3.7.0</text:p>
      <text:list xml:id="list4532575599044610076" text:style-name="L6">
        <text:list-item>
          <text:p text:style-name="P14">adds right-click help to ast speed label giving the equation to use if asteroid speed is not available but asteroid diameter and maximum duration are specified<text:line-break/></text:p>
        </text:list-item>
        <text:list-item>
          <text:p text:style-name="P14">adds suggestion to right-click help on penumbral fit checkbox for how to find the penumbral curve csv file that is provided for practice purposes.<text:line-break/></text:p>
        </text:list-item>
      </text:list>
      <text:p text:style-name="Standard"><text:soft-page-break/>version 3.6.8</text:p>
      <text:list xml:id="list3916503139017546216" text:style-name="L7">
        <text:list-item>
          <text:p text:style-name="P15">adds modeling of off centerline observations to lightcurve calibration curve generation<text:line-break/></text:p>
        </text:list-item>
      </text:list>
      <text:p text:style-name="Standard">version 3.6.7</text:p>
      <text:list xml:id="list7359371815487687747" text:style-name="L8">
        <text:list-item>
          <text:p text:style-name="P16">clarified the location of the Enable Manual Timestamp Entry checkbox in the pop-up message appears when there are no timestamps in the csv file.<text:line-break/></text:p>
        </text:list-item>
      </text:list>
      <text:p text:style-name="Standard">version 3.6.6</text:p>
      <text:list xml:id="list6076345939837601773" text:style-name="L9">
        <text:list-item>
          <text:p text:style-name="P17">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346235505342331238" text:style-name="L10">
        <text:list-item>
          <text:p text:style-name="P18">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2586403216998877145" text:style-name="L11">
        <text:list-item>
          <text:p text:style-name="P19">version 3.6.2 would open .xlsx Report file on Mac, but not Windows. This version attempts to fix that (Windows needs a different command to open a file).<text:line-break/></text:p>
        </text:list-item>
      </text:list>
      <text:p text:style-name="Standard">version 3.6.2</text:p>
      <text:list xml:id="list6514873674804104380" text:style-name="L12">
        <text:list-item>
          <text:p text:style-name="P20">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5459624603634306920" text:style-name="L13">
        <text:list-item>
          <text:p text:style-name="P21">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653510485573454952" text:style-name="L14">
        <text:list-item>
          <text:p text:style-name="P22"><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soft-pag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22"><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3070267184512408556" text:style-name="L15">
        <text:list-item>
          <text:p text:style-name="P23">fixed another bug in penumbral curve fit and removed diagnostic printouts.<text:line-break/></text:p>
        </text:list-item>
      </text:list>
      <text:p text:style-name="Standard">version 3.5.8</text:p>
      <text:list xml:id="list4083061226227949993" text:style-name="L16">
        <text:list-item>
          <text:p text:style-name="P24">fixed a number of bugs in the penumbral curve fit code<text:line-break/></text:p>
        </text:list-item>
      </text:list>
      <text:p text:style-name="Standard">version 3.5.7</text:p>
      <text:list xml:id="list7117808737591175506" text:style-name="L17">
        <text:list-item>
          <text:p text:style-name="P25">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8510360557257467803" text:style-name="L18">
        <text:list-item>
          <text:p text:style-name="P26">fixed a bug that kept a user from selecting a new file to read if PyOTE had been started from PyMovie. Previously, it had only reopened the same file instead of giving the user a file select dialog to choose from.<text:line-break/><text:soft-page-break/></text:p>
        </text:list-item>
      </text:list>
      <text:p text:style-name="Standard">version 3.5.5</text:p>
      <text:list xml:id="list8747703780519894592" text:style-name="L19">
        <text:list-item>
          <text:p text:style-name="P27">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3461870686778492197" text:style-name="L20">
        <text:list-item>
          <text:p text:style-name="P28">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872284732606661417" text:style-name="L21">
        <text:list-item>
          <text:p text:style-name="P29">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6175475004987467738" text:style-name="L22">
        <text:list-item>
          <text:p text:style-name="P30">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7623588634072404279" text:style-name="L23">
        <text:list-item>
          <text:p text:style-name="P31">Added additional references to the North American Excel Spreadsheet report in the new section of the final report that bangs on about the start-of-exposure timing convention.<text:line-break/></text:p>
        </text:list-item>
      </text:list>
      <text:p text:style-name="Standard">version 3.5.0</text:p>
      <text:list xml:id="list1202221243751472575" text:style-name="L24">
        <text:list-item>
          <text:p text:style-name="P32">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32">NEW: when 'trims' have been placed, a 'write csv' process will honor those values and produce a 'trimmed' output file.<text:line-break/><text:soft-page-break/></text:p>
        </text:list-item>
        <text:list-item>
          <text:p text:style-name="P32">NEW: when a light curve has been 'normalized', the changed values are written to the data table where, once again, a 'write csv' process will capture the results.<text:line-break/></text:p>
        </text:list-item>
        <text:list-item>
          <text:p text:style-name="P32">Added additional reminders that the start-of-exposure timestamp/timing convention is employed.</text:p>
        </text:list-item>
      </text:list>
      <text:p text:style-name="Standard"/>
      <text:p text:style-name="Standard">version 3.4.9</text:p>
      <text:list xml:id="list4693297183122381640" text:style-name="L25">
        <text:list-item>
          <text:p text:style-name="P33">Added some explanatory language to the “Excel report” section regarding the proper interpretation of the 'false positive probability' number.<text:line-break/></text:p>
        </text:list-item>
      </text:list>
      <text:p text:style-name="Standard">version 3.4.8</text:p>
      <text:list xml:id="list6242374389110693055" text:style-name="L26">
        <text:list-item>
          <text:p text:style-name="P34">This version deals more realistically with high magDrop lightcurves by defining a 'limiting magDrop' as: <text:line-break/><text:line-break/><text:tab/>limMagDrop = 2.5 * log10( B / std(A) ) <text:line-break/><text:line-break/><text:tab/>std(A) is the noise level of A.</text:p>
          <text:p text:style-name="P34"><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5135337647861464489" text:style-name="L27">
        <text:list-item>
          <text:p text:style-name="P35">Automatically loads the correct version of Adv2<text:line-break/></text:p>
        </text:list-item>
      </text:list>
      <text:p text:style-name="Standard">version 3.4.6</text:p>
      <text:list xml:id="list8963883971562085971" text:style-name="L28">
        <text:list-item>
          <text:p text:style-name="P36">Adds AAV Version 2 file as a type that can be read (important when Do OCR check is enabled)</text:p>
        </text:list-item>
      </text:list>
      <text:p text:style-name="Standard"/>
      <text:p text:style-name="Standard">version 3.4.5</text:p>
      <text:list xml:id="list7918558163245678821" text:style-name="L29">
        <text:list-item>
          <text:p text:style-name="P37"><text:soft-page-break/>Fixes block integration which was failing when more than 4 lightcurves were being processed.<text:line-break/></text:p>
        </text:list-item>
        <text:list-item>
          <text:p text:style-name="P37">Made use diff and Do OCR checkboxes sticky.<text:line-break/></text:p>
        </text:list-item>
      </text:list>
      <text:p text:style-name="Standard">version 3.4.4</text:p>
      <text:list xml:id="list9117004042044149378" text:style-name="L30">
        <text:list-item>
          <text:p text:style-name="P38">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4841687741397226971" text:style-name="L31">
        <text:list-item>
          <text:p text:style-name="P39">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5503403380835667418" text:style-name="L32">
        <text:list-item>
          <text:p text:style-name="P40">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1410703825137940592" text:style-name="L33">
        <text:list-item>
          <text:p text:style-name="P41">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41">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41">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text:soft-page-break/>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4299458249734114140" text:style-name="L34">
        <text:list-item>
          <text:p text:style-name="P42">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8985904045399716908" text:style-name="L35">
        <text:list-item>
          <text:p text:style-name="P43">Automatically installs cv2 if not already present. <text:s/>This package is needed for the new frame view feature.<text:line-break/></text:p>
        </text:list-item>
      </text:list>
      <text:p text:style-name="Standard">version 3.3.8</text:p>
      <text:list xml:id="list4686214193882201281" text:style-name="L36">
        <text:list-item>
          <text:p text:style-name="P44">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3021242868915411961" text:style-name="L37">
        <text:list-item>
          <text:p text:style-name="P45">A new button (View frame) with an associated spinner for entry of a frame number has been added:</text:p>
          <text:p text:style-name="P45"/>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ext:soft-page-break/>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1266902299189346657" text:style-name="L38">
        <text:list-item>
          <text:p text:style-name="P46">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7066691327292811671" text:style-name="L39">
        <text:list-item>
          <text:p text:style-name="P47">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7754506069383774451" text:style-name="L40">
        <text:list-item>
          <text:p text:style-name="P48">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1401492771399635489" text:style-name="L41">
        <text:list-item>
          <text:p text:style-name="P49">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90058575064063868" text:style-name="L42">
        <text:list-item>
          <text:p text:style-name="P50">Changed main plot so that the scroll wheel only zooms the x axis.</text:p>
        </text:list-item>
        <text:list-item>
          <text:p text:style-name="P50">Changed lightcurve plot so that it conforms properly to 'start-of-exposure'.<text:line-break/></text:p>
        </text:list-item>
      </text:list>
      <text:p text:style-name="Standard">version 3.2.8</text:p>
      <text:list xml:id="list562351865234469977" text:style-name="L43">
        <text:list-item>
          <text:p text:style-name="P51"><text:soft-page-break/>Changed font size in help files --- it was fine for Mac but too big for Win10<text:line-break/></text:p>
        </text:list-item>
      </text:list>
      <text:p text:style-name="Standard">version 3.2.7</text:p>
      <text:list xml:id="list964734824818446277" text:style-name="L44">
        <text:list-item>
          <text:p text:style-name="P52">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328740250917630277" text:style-name="L45">
        <text:list-item>
          <text:p text:style-name="P53">This is a 'cosmetic' release --- there should be NO detectable differences from version 3.2.5 in terms of functionality.</text:p>
        </text:list-item>
        <text:list-item>
          <text:p text:style-name="P53">All python files were brought into compliance with PEP 8 coding standards. <text:s/>Only I care about that.</text:p>
        </text:list-item>
        <text:list-item>
          <text:p text:style-name="P53">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53">All this 'cosmetic' work is in preparation for working on PyOTE issues again.<text:line-break/> </text:p>
        </text:list-item>
      </text:list>
      <text:p text:style-name="Standard">version 3.2.5</text:p>
      <text:list xml:id="list8816743898218817666" text:style-name="L46">
        <text:list-item>
          <text:p text:style-name="P54">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1010051609470789309" text:style-name="L47">
        <text:list-item>
          <text:p text:style-name="P55">Modified the test for newer version to accommodate the different strings returned by pip 18.1 and pip 19.0+</text:p>
        </text:list-item>
        <text:list-item>
          <text:p text:style-name="P55">Added ability to invoke PyOTE from PyMovie with an externally supplied csv file that is automatically opened.<text:line-break/></text:p>
        </text:list-item>
      </text:list>
      <text:p text:style-name="Standard">version 3.2.3</text:p>
      <text:list xml:id="list5874485107826801585" text:style-name="L48">
        <text:list-item>
          <text:p text:style-name="P56">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56">Added support for the PyMovie csv format<text:line-break/></text:p>
        </text:list-item>
      </text:list>
      <text:p text:style-name="Standard">version 3.2.1</text:p>
      <text:list xml:id="list885085108266161798" text:style-name="L49">
        <text:list-item>
          <text:p text:style-name="P57">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text:soft-page-break/>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1941353874912326779" text:style-name="L50">
        <text:list-item>
          <text:p text:style-name="P58">Changed GUI to better align text on min max edit boxes to avoid confusion.<text:line-break/></text:p>
        </text:list-item>
      </text:list>
      <text:p text:style-name="Standard">version 3.1.9</text:p>
      <text:list xml:id="list7834838332570310747" text:style-name="L51">
        <text:list-item>
          <text:p text:style-name="P59">Fixed a bug in the test for a min/max solution search being constrained by a too large min value.<text:line-break/></text:p>
        </text:list-item>
      </text:list>
      <text:p text:style-name="Standard">version 3.1.8</text:p>
      <text:list xml:id="list2863811905732695211" text:style-name="L52">
        <text:list-item>
          <text:p text:style-name="P60">version 3.1.7 was released without an updated version history. <text:s/>Here is what was changed in 3.1.7:<text:line-break/></text:p>
        </text:list-item>
        <text:list-item>
          <text:p text:style-name="P60">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6947198732797411736" text:style-name="L53">
        <text:list-item>
          <text:p text:style-name="P61">Values entered in the Manual Timestamp Entry dialog box are now 'sticky', thus making corrections easy to do without requiring re-entry of all data. </text:p>
          <text:p text:style-name="P61"><text:line-break/>Also trapped is the case where a user has entered a custom frame time but failed to click the radio button indicating that it is to be used.<text:line-break/></text:p>
        </text:list-item>
      </text:list>
      <text:p text:style-name="Standard">version 3.1.5:</text:p>
      <text:list xml:id="list2740165492845313514" text:style-name="L54">
        <text:list-item>
          <text:p text:style-name="P62">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text:soft-page-break/>during the search. <text:s/>This does make the search time longer, but not too much longer.<text:line-break/></text:p>
        </text:list-item>
      </text:list>
      <text:p text:style-name="Standard">version 3.1.4:</text:p>
      <text:list xml:id="list1029107857304786850" text:style-name="L55">
        <text:list-item>
          <text:p text:style-name="P63">Fixed error in new dropped reading detection logic when light curve was processed in field mode.<text:line-break/></text:p>
        </text:list-item>
        <text:list-item>
          <text:p text:style-name="P63">Cleaned up some language in tooltips.<text:line-break/></text:p>
        </text:list-item>
      </text:list>
      <text:p text:style-name="Standard">version 3.1.3:</text:p>
      <text:list xml:id="list934075042193455071" text:style-name="L56">
        <text:list-item>
          <text:p text:style-name="P64">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64">Eliminated the 'entry num' column in the data matrix at the lower left of the GUI. The 'entry num' is unused and a possible source of confusion with the frame or field number for the unwary.<text:line-break/></text:p>
        </text:list-item>
        <text:list-item>
          <text:p text:style-name="P64">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1466924955190417502" text:style-name="L57">
        <text:list-item>
          <text:p text:style-name="P65">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2761659096969058289" text:style-name="L58">
        <text:list-item>
          <text:p text:style-name="P66">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66">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66">The labels on the Find Event button and the Calc Err Bar button were changed to more clearly suggest that after finding an 'event', one should then press the <text:soft-page-break/>'report' button to the right in order to complete the process.<text:line-break/></text:p>
        </text:list-item>
      </text:list>
      <text:p text:style-name="Standard">version 3.1.0:</text:p>
      <text:list xml:id="list2320650182236028492" text:style-name="L59">
        <text:list-item>
          <text:p text:style-name="P67">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7970324676774873999" text:style-name="L60">
        <text:list-item>
          <text:p text:style-name="P68">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2394990792279753587" text:style-name="L61">
        <text:list-item>
          <text:p text:style-name="P69">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236962189779547406" text:style-name="L62">
        <text:list-item>
          <text:p text:style-name="P70">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310522628184758124" text:style-name="L63">
        <text:list-item>
          <text:p text:style-name="P71">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7337486569311868893" text:style-name="L64">
        <text:list-item>
          <text:p text:style-name="P72">Disable the Accept integration button when user overrides an automatic block analysis with a manual block selection followed by a click on the Block integrate button.<text:line-break/></text:p>
        </text:list-item>
      </text:list>
      <text:p text:style-name="Standard">version 2.1.4:</text:p>
      <text:list xml:id="list808654580605881310" text:style-name="L65">
        <text:list-item>
          <text:p text:style-name="P73">Corrected a bug that kept manual selection of block integration from being performed after a refusal to accept the automatic block analysis results.<text:line-break/></text:p>
        </text:list-item>
      </text:list>
      <text:p text:style-name="Standard">version 2.1.3:</text:p>
      <text:list xml:id="list2594721274224292188" text:style-name="L66">
        <text:list-item>
          <text:p text:style-name="P74">A minor change to how color bars are plotted when the automatic block <text:soft-page-break/>integration feature is employed. <text:s/>The edges now appear between data points so the bands are easier to see, particularly for 2 point block sizes.</text:p>
        </text:list-item>
      </text:list>
      <text:p text:style-name="Standard"/>
      <text:p text:style-name="Standard">version 2.1.2:</text:p>
      <text:list xml:id="list4678182793423423528" text:style-name="L67">
        <text:list-item>
          <text:p text:style-name="P75">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4003521099522397768" text:style-name="L68">
        <text:list-item>
          <text:p text:style-name="P76">Added progress bar tracking of block integration analysis because it can take an extended amount of time to complete the analysis when the light curve has many points.<text:line-break/></text:p>
        </text:list-item>
      </text:list>
      <text:p text:style-name="Standard">version 2.1.0</text:p>
      <text:list xml:id="list8087982297289828216" text:style-name="L69">
        <text:list-item>
          <text:p text:style-name="P77">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567777340246724918" text:style-name="L70">
        <text:list-item>
          <text:p text:style-name="P78">Made the selection of Tooltip display 'sticky'</text:p>
        </text:list-item>
        <text:list-item>
          <text:p text:style-name="P78">Duration calculation when D and R span midnight now handled correctly</text:p>
        </text:list-item>
      </text:list>
      <text:p text:style-name="Standard"/>
      <text:p text:style-name="Standard">version 2.0.8</text:p>
      <text:list xml:id="list6849006935942427586" text:style-name="L71">
        <text:list-item>
          <text:p text:style-name="P79">toolTips changed to invoke and display in a custom dialog box that can be moved and resized to better accommodate legacy displays</text:p>
        </text:list-item>
        <text:list-item>
          <text:p text:style-name="P79">Calc flash timing calculation fixed to properly deal with the non-integer frame numbers that can result from field processed csv files</text:p>
        </text:list-item>
        <text:list-item>
          <text:p text:style-name="P79">Flash timing has been verified to work with integrated light curves</text:p>
        </text:list-item>
        <text:list-item>
          <text:p text:style-name="P79">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2941550403105142888" text:style-name="L72">
        <text:list-item>
          <text:p text:style-name="P80">Adds a button to calculate the edge position of an LED timing flash.</text:p>
        </text:list-item>
        <text:list-item>
          <text:p text:style-name="P80">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80">Adds the ability to select which light curve is to be analyzed. <text:s/>Previous versions <text:soft-page-break/>would only analyze the first light curve for D and R events. <text:s/>This flexibility is useful in general, but was particularly needed to support LED flash timing.</text:p>
        </text:list-item>
        <text:list-item>
          <text:p text:style-name="P80">Adds a checkbox to force manual entry of timestamp info. <text:s/>This is useful when OCR on a VTI timed light curve has catastrophic errors. <text:s/>It is always employed when using LED flash timing.</text:p>
        </text:list-item>
      </text:list>
      <text:list xml:id="list7843635601119182612" text:style-name="L73">
        <text:list-item>
          <text:p text:style-name="P81">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9005607986912850606" text:style-name="L74">
        <text:list-item>
          <text:p text:style-name="P82">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1972175822731880031" text:style-name="L75">
        <text:list-item>
          <text:p text:style-name="P83">files generated by pyote now contain PYOTE in the filename.<text:line-break/></text:p>
        </text:list-item>
        <text:list-item>
          <text:p text:style-name="P83">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764249965964371252" text:style-name="L76">
        <text:list-item>
          <text:p text:style-name="P84">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6160339475101744584" text:style-name="L77">
        <text:list-item>
          <text:p text:style-name="P85">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7663276823298111797" text:style-name="L78">
        <text:list-item>
          <text:p text:style-name="P86">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1328275615067100319" text:style-name="L79">
        <text:list-item>
          <text:p text:style-name="P87">improved handling of D and R region selection so that one cannot enter an invalid configuration --- automatic corrections/changes are applied.<text:line-break/></text:p>
        </text:list-item>
        <text:list-item>
          <text:p text:style-name="P87">incorporates a new 'solver' that no longer requires an initial estimation of <text:soft-page-break/>baseline noise. <text:s/>This 'solver' is also much faster. <text:s/>With this 'solver', the two-pass modification added in version 1.46 is no longer needed.<text:line-break/></text:p>
        </text:list-item>
        <text:list-item>
          <text:p text:style-name="P87">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6779966004825553919" text:style-name="L80">
        <text:list-item>
          <text:p text:style-name="P88">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4833021865456360864" text:style-name="L81">
        <text:list-item>
          <text:p text:style-name="P89">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89">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6773313871802689198" text:style-name="L82">
        <text:list-item>
          <text:p text:style-name="P90">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116933031084621114" text:style-name="L83">
        <text:list-item>
          <text:p text:style-name="P91"><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91">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91">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91">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9134611900851705876" text:style-name="L84">
        <text:list-item>
          <text:p text:style-name="P93">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07-18T10:21:36</dc:date>
    <meta:editing-cycles>121</meta:editing-cycles>
    <meta:editing-duration>PT22H45M</meta:editing-duration>
    <dc:creator>Robert Anderson</dc:creator>
    <meta:document-statistic meta:table-count="0" meta:image-count="3" meta:object-count="0" meta:page-count="17" meta:paragraph-count="231" meta:word-count="6638" meta:character-count="38723"/>
    <meta:template xlink:type="simple" xlink:actuate="onRequest" xlink:title="" xlink:href="Normal"/>
  </office:meta>
</office:document-meta>
</file>